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016in"/>
    </style:style>
    <style:style style:name="co2" style:family="table-column">
      <style:table-column-properties fo:break-before="auto" style:column-width="0.9783in"/>
    </style:style>
    <style:style style:name="co3" style:family="table-column">
      <style:table-column-properties fo:break-before="auto" style:column-width="0.5929in"/>
    </style:style>
    <style:style style:name="co4" style:family="table-column">
      <style:table-column-properties fo:break-before="auto" style:column-width="0.807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hyperparameters_tweak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table:style-name="ce1" office:value-type="string" calcext:value-type="string">
            <text:p>Optimizer Type</text:p>
          </table:table-cell>
          <table:table-cell table:style-name="ce1" office:value-type="string" calcext:value-type="string">
            <text:p>Learning Rate</text:p>
          </table:table-cell>
          <table:table-cell table:style-name="ce1" office:value-type="string" calcext:value-type="string">
            <text:p>Epochs</text:p>
          </table:table-cell>
          <table:table-cell table:style-name="ce1" office:value-type="string" calcext:value-type="string">
            <text:p>Batch Size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Loss</text:p>
          </table:table-cell>
          <table:table-cell table:style-name="ce1" office:value-type="string" calcext:value-type="string">
            <text:p>Validation Accuracy</text:p>
          </table:table-cell>
          <table:table-cell table:style-name="ce1" office:value-type="string" calcext:value-type="string">
            <text:p>Validation Loss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663674831390381" calcext:value-type="float">
            <text:p>0.663674831390381</text:p>
          </table:table-cell>
          <table:table-cell office:value-type="float" office:value="0.635848224163055" calcext:value-type="float">
            <text:p>0.635848224163055</text:p>
          </table:table-cell>
          <table:table-cell office:value-type="float" office:value="0.641688227653503" calcext:value-type="float">
            <text:p>0.641688227653503</text:p>
          </table:table-cell>
          <table:table-cell office:value-type="float" office:value="0.649595737457275" calcext:value-type="float">
            <text:p>0.649595737457275</text:p>
          </table:table-cell>
          <table:table-cell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.656195163726807" calcext:value-type="float">
            <text:p>0.656195163726807</text:p>
          </table:table-cell>
          <table:table-cell office:value-type="float" office:value="0.636948525905609" calcext:value-type="float">
            <text:p>0.636948525905609</text:p>
          </table:table-cell>
          <table:table-cell office:value-type="float" office:value="0.640826880931854" calcext:value-type="float">
            <text:p>0.640826880931854</text:p>
          </table:table-cell>
          <table:table-cell office:value-type="float" office:value="0.660219967365265" calcext:value-type="float">
            <text:p>0.660219967365265</text:p>
          </table:table-cell>
          <table:table-cell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0.655730962753296" calcext:value-type="float">
            <text:p>0.655730962753296</text:p>
          </table:table-cell>
          <table:table-cell office:value-type="float" office:value="0.639947175979614" calcext:value-type="float">
            <text:p>0.639947175979614</text:p>
          </table:table-cell>
          <table:table-cell office:value-type="float" office:value="0.630490958690643" calcext:value-type="float">
            <text:p>0.630490958690643</text:p>
          </table:table-cell>
          <table:table-cell office:value-type="float" office:value="0.648952126502991" calcext:value-type="float">
            <text:p>0.648952126502991</text:p>
          </table:table-cell>
          <table:table-cell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0.644124627113342" calcext:value-type="float">
            <text:p>0.644124627113342</text:p>
          </table:table-cell>
          <table:table-cell office:value-type="float" office:value="0.649474859237671" calcext:value-type="float">
            <text:p>0.649474859237671</text:p>
          </table:table-cell>
          <table:table-cell office:value-type="float" office:value="0.639104247093201" calcext:value-type="float">
            <text:p>0.639104247093201</text:p>
          </table:table-cell>
          <table:table-cell office:value-type="float" office:value="0.637955188751221" calcext:value-type="float">
            <text:p>0.637955188751221</text:p>
          </table:table-cell>
          <table:table-cell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680284738540649" calcext:value-type="float">
            <text:p>0.680284738540649</text:p>
          </table:table-cell>
          <table:table-cell office:value-type="float" office:value="0.613443434238434" calcext:value-type="float">
            <text:p>0.613443434238434</text:p>
          </table:table-cell>
          <table:table-cell office:value-type="float" office:value="0.639104247093201" calcext:value-type="float">
            <text:p>0.639104247093201</text:p>
          </table:table-cell>
          <table:table-cell office:value-type="float" office:value="0.652519762516022" calcext:value-type="float">
            <text:p>0.652519762516022</text:p>
          </table:table-cell>
          <table:table-cell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.671979784965515" calcext:value-type="float">
            <text:p>0.671979784965515</text:p>
          </table:table-cell>
          <table:table-cell office:value-type="float" office:value="0.621421158313751" calcext:value-type="float">
            <text:p>0.621421158313751</text:p>
          </table:table-cell>
          <table:table-cell office:value-type="float" office:value="0.639965534210205" calcext:value-type="float">
            <text:p>0.639965534210205</text:p>
          </table:table-cell>
          <table:table-cell office:value-type="float" office:value="0.641245782375336" calcext:value-type="float">
            <text:p>0.641245782375336</text:p>
          </table:table-cell>
          <table:table-cell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0.666718244552612" calcext:value-type="float">
            <text:p>0.666718244552612</text:p>
          </table:table-cell>
          <table:table-cell office:value-type="float" office:value="0.627292335033417" calcext:value-type="float">
            <text:p>0.627292335033417</text:p>
          </table:table-cell>
          <table:table-cell office:value-type="float" office:value="0.636520266532898" calcext:value-type="float">
            <text:p>0.636520266532898</text:p>
          </table:table-cell>
          <table:table-cell office:value-type="float" office:value="0.637220919132233" calcext:value-type="float">
            <text:p>0.637220919132233</text:p>
          </table:table-cell>
          <table:table-cell/>
        </table:table-row>
        <table:table-row table:style-name="ro3">
          <table:table-cell office:value-type="string" calcext:value-type="string">
            <text:p>Adam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0.655834078788757" calcext:value-type="float">
            <text:p>0.655834078788757</text:p>
          </table:table-cell>
          <table:table-cell office:value-type="float" office:value="0.639538645744324" calcext:value-type="float">
            <text:p>0.639538645744324</text:p>
          </table:table-cell>
          <table:table-cell office:value-type="float" office:value="0.642549514770508" calcext:value-type="float">
            <text:p>0.642549514770508</text:p>
          </table:table-cell>
          <table:table-cell office:value-type="float" office:value="0.645677089691162" calcext:value-type="float">
            <text:p>0.645677089691162</text:p>
          </table:table-cell>
          <table:table-cell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Adam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690704643726349" calcext:value-type="float">
            <text:p>0.690704643726349</text:p>
          </table:table-cell>
          <table:table-cell table:style-name="ce2" office:value-type="float" office:value="0.601872682571411" calcext:value-type="float">
            <text:p>0.601872682571411</text:p>
          </table:table-cell>
          <table:table-cell table:style-name="ce2" office:value-type="float" office:value="0.64599484205246" calcext:value-type="float">
            <text:p>0.64599484205246</text:p>
          </table:table-cell>
          <table:table-cell table:style-name="ce2" office:value-type="float" office:value="0.656805336475372" calcext:value-type="float">
            <text:p>0.656805336475372</text:p>
          </table:table-cell>
          <table:table-cell/>
        </table:table-row>
        <table:table-row table:style-name="ro2">
          <table:table-cell table:style-name="ce2" office:value-type="string" calcext:value-type="string">
            <text:p>Adam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0.682141780853272" calcext:value-type="float">
            <text:p>0.682141780853272</text:p>
          </table:table-cell>
          <table:table-cell table:style-name="ce2" office:value-type="float" office:value="0.607607126235962" calcext:value-type="float">
            <text:p>0.607607126235962</text:p>
          </table:table-cell>
          <table:table-cell table:style-name="ce2" office:value-type="float" office:value="0.644272208213806" calcext:value-type="float">
            <text:p>0.644272208213806</text:p>
          </table:table-cell>
          <table:table-cell table:style-name="ce2" office:value-type="float" office:value="0.636131644248962" calcext:value-type="float">
            <text:p>0.636131644248962</text:p>
          </table:table-cell>
          <table:table-cell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1" calcext:value-type="float">
            <text:p>0.0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1" calcext:value-type="float">
            <text:p>0.01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1" calcext:value-type="float">
            <text:p>0.01</text:p>
          </table:table-cell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1" calcext:value-type="float">
            <text:p>0.01</text:p>
          </table:table-cell>
          <table:table-cell office:value-type="float" office:value="15" calcext:value-type="float">
            <text:p>1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Adam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689260303974152" calcext:value-type="float">
            <text:p>0.689260303974152</text:p>
          </table:table-cell>
          <table:table-cell table:style-name="ce2" office:value-type="float" office:value="0.600473880767822" calcext:value-type="float">
            <text:p>0.600473880767822</text:p>
          </table:table-cell>
          <table:table-cell table:style-name="ce2" office:value-type="float" office:value="0.643410861492157" calcext:value-type="float">
            <text:p>0.643410861492157</text:p>
          </table:table-cell>
          <table:table-cell table:style-name="ce2" office:value-type="float" office:value="0.661449611186981" calcext:value-type="float">
            <text:p>0.661449611186981</text:p>
          </table:table-cell>
          <table:table-cell/>
        </table:table-row>
        <table:table-row table:style-name="ro2">
          <table:table-cell table:style-name="ce2" office:value-type="string" calcext:value-type="string">
            <text:p>Adam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0.689930856227875" calcext:value-type="float">
            <text:p>0.689930856227875</text:p>
          </table:table-cell>
          <table:table-cell table:style-name="ce2" office:value-type="float" office:value="0.596847712993622" calcext:value-type="float">
            <text:p>0.596847712993622</text:p>
          </table:table-cell>
          <table:table-cell table:style-name="ce2" office:value-type="float" office:value="0.644272208213806" calcext:value-type="float">
            <text:p>0.644272208213806</text:p>
          </table:table-cell>
          <table:table-cell table:style-name="ce2" office:value-type="float" office:value="0.653467535972595" calcext:value-type="float">
            <text:p>0.653467535972595</text:p>
          </table:table-cell>
          <table:table-cell/>
        </table:table-row>
        <table:table-row table:style-name="ro2">
          <table:table-cell table:style-name="ce2" office:value-type="string" calcext:value-type="string">
            <text:p>Adam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2" calcext:value-type="float">
            <text:p>32</text:p>
          </table:table-cell>
          <table:table-cell table:style-name="ce2" table:number-columns-repeated="4"/>
          <table:table-cell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Adam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4"/>
          <table:table-cell/>
        </table:table-row>
        <table:table-row table:style-name="ro2">
          <table:table-cell table:style-name="ce2" office:value-type="string" calcext:value-type="string">
            <text:p>Adam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4"/>
          <table:table-cell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1" calcext:value-type="float">
            <text:p>0.01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1" calcext:value-type="float">
            <text:p>0.01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1" calcext:value-type="float">
            <text:p>0.01</text:p>
          </table:table-cell>
          <table:table-cell office:value-type="float" office:value="25" calcext:value-type="float">
            <text:p>2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1" calcext:value-type="float">
            <text:p>0.01</text:p>
          </table:table-cell>
          <table:table-cell office:value-type="float" office:value="25" calcext:value-type="float">
            <text:p>2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Adam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4"/>
          <table:table-cell/>
        </table:table-row>
        <table:table-row table:style-name="ro2">
          <table:table-cell table:style-name="ce2" office:value-type="string" calcext:value-type="string">
            <text:p>Adam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4"/>
          <table:table-cell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1" calcext:value-type="float">
            <text:p>0.0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1" calcext:value-type="float">
            <text:p>0.01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1" calcext:value-type="float">
            <text:p>0.01</text:p>
          </table:table-cell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1" calcext:value-type="float">
            <text:p>0.01</text:p>
          </table:table-cell>
          <table:table-cell office:value-type="float" office:value="30" calcext:value-type="float">
            <text:p>30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1" calcext:value-type="float">
            <text:p>0.00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1" calcext:value-type="float">
            <text:p>0.00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1" calcext:value-type="float">
            <text:p>0.00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1" calcext:value-type="float">
            <text:p>0.001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1" calcext:value-type="float">
            <text:p>0.001</text:p>
          </table:table-cell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1" calcext:value-type="float">
            <text:p>0.001</text:p>
          </table:table-cell>
          <table:table-cell office:value-type="float" office:value="15" calcext:value-type="float">
            <text:p>1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1" calcext:value-type="float">
            <text:p>0.00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1" calcext:value-type="float">
            <text:p>0.001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1" calcext:value-type="float">
            <text:p>0.001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1" calcext:value-type="float">
            <text:p>0.001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1" calcext:value-type="float">
            <text:p>0.001</text:p>
          </table:table-cell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1" calcext:value-type="float">
            <text:p>0.001</text:p>
          </table:table-cell>
          <table:table-cell office:value-type="float" office:value="20" calcext:value-type="float">
            <text:p>20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1" calcext:value-type="float">
            <text:p>0.001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1" calcext:value-type="float">
            <text:p>0.001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1" calcext:value-type="float">
            <text:p>0.00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1" calcext:value-type="float">
            <text:p>0.001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1" calcext:value-type="float">
            <text:p>0.001</text:p>
          </table:table-cell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1" calcext:value-type="float">
            <text:p>0.001</text:p>
          </table:table-cell>
          <table:table-cell office:value-type="float" office:value="30" calcext:value-type="float">
            <text:p>30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</text:p>
          </table:table-cell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</text:p>
          </table:table-cell>
          <table:table-cell office:value-type="float" office:value="15" calcext:value-type="float">
            <text:p>1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</text:p>
          </table:table-cell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</text:p>
          </table:table-cell>
          <table:table-cell office:value-type="float" office:value="20" calcext:value-type="float">
            <text:p>20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</text:p>
          </table:table-cell>
          <table:table-cell office:value-type="float" office:value="25" calcext:value-type="float">
            <text:p>2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</text:p>
          </table:table-cell>
          <table:table-cell office:value-type="float" office:value="25" calcext:value-type="float">
            <text:p>2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</text:p>
          </table:table-cell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</text:p>
          </table:table-cell>
          <table:table-cell office:value-type="float" office:value="30" calcext:value-type="float">
            <text:p>30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15" calcext:value-type="float">
            <text:p>1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20" calcext:value-type="float">
            <text:p>20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25" calcext:value-type="float">
            <text:p>2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25" calcext:value-type="float">
            <text:p>2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30" calcext:value-type="float">
            <text:p>30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5" calcext:value-type="float">
            <text:p>1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0" calcext:value-type="float">
            <text:p>20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5" calcext:value-type="float">
            <text:p>2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5" calcext:value-type="float">
            <text:p>2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30" calcext:value-type="float">
            <text:p>30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5" calcext:value-type="float">
            <text:p>1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0" calcext:value-type="float">
            <text:p>20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5" calcext:value-type="float">
            <text:p>2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5" calcext:value-type="float">
            <text:p>2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30" calcext:value-type="float">
            <text:p>30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1" calcext:value-type="float">
            <text:p>0.0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1" calcext:value-type="float">
            <text:p>0.0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1" calcext:value-type="float">
            <text:p>0.0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1" calcext:value-type="float">
            <text:p>0.01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1" calcext:value-type="float">
            <text:p>0.01</text:p>
          </table:table-cell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1" calcext:value-type="float">
            <text:p>0.01</text:p>
          </table:table-cell>
          <table:table-cell office:value-type="float" office:value="15" calcext:value-type="float">
            <text:p>1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1" calcext:value-type="float">
            <text:p>0.0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1" calcext:value-type="float">
            <text:p>0.01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1" calcext:value-type="float">
            <text:p>0.01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1" calcext:value-type="float">
            <text:p>0.01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1" calcext:value-type="float">
            <text:p>0.01</text:p>
          </table:table-cell>
          <table:table-cell office:value-type="float" office:value="25" calcext:value-type="float">
            <text:p>2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1" calcext:value-type="float">
            <text:p>0.01</text:p>
          </table:table-cell>
          <table:table-cell office:value-type="float" office:value="25" calcext:value-type="float">
            <text:p>2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1" calcext:value-type="float">
            <text:p>0.01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1" calcext:value-type="float">
            <text:p>0.01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1" calcext:value-type="float">
            <text:p>0.0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1" calcext:value-type="float">
            <text:p>0.01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1" calcext:value-type="float">
            <text:p>0.01</text:p>
          </table:table-cell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1" calcext:value-type="float">
            <text:p>0.01</text:p>
          </table:table-cell>
          <table:table-cell office:value-type="float" office:value="30" calcext:value-type="float">
            <text:p>30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1" calcext:value-type="float">
            <text:p>0.00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1" calcext:value-type="float">
            <text:p>0.00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1" calcext:value-type="float">
            <text:p>0.00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1" calcext:value-type="float">
            <text:p>0.001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1" calcext:value-type="float">
            <text:p>0.001</text:p>
          </table:table-cell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1" calcext:value-type="float">
            <text:p>0.001</text:p>
          </table:table-cell>
          <table:table-cell office:value-type="float" office:value="15" calcext:value-type="float">
            <text:p>1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1" calcext:value-type="float">
            <text:p>0.00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1" calcext:value-type="float">
            <text:p>0.001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1" calcext:value-type="float">
            <text:p>0.001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1" calcext:value-type="float">
            <text:p>0.001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1" calcext:value-type="float">
            <text:p>0.001</text:p>
          </table:table-cell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1" calcext:value-type="float">
            <text:p>0.001</text:p>
          </table:table-cell>
          <table:table-cell office:value-type="float" office:value="20" calcext:value-type="float">
            <text:p>20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1" calcext:value-type="float">
            <text:p>0.001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1" calcext:value-type="float">
            <text:p>0.001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1" calcext:value-type="float">
            <text:p>0.00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1" calcext:value-type="float">
            <text:p>0.001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1" calcext:value-type="float">
            <text:p>0.001</text:p>
          </table:table-cell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1" calcext:value-type="float">
            <text:p>0.001</text:p>
          </table:table-cell>
          <table:table-cell office:value-type="float" office:value="30" calcext:value-type="float">
            <text:p>30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1" calcext:value-type="float">
            <text:p>0.000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1" calcext:value-type="float">
            <text:p>0.000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1" calcext:value-type="float">
            <text:p>0.0001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1" calcext:value-type="float">
            <text:p>0.0001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1" calcext:value-type="float">
            <text:p>0.0001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1" calcext:value-type="float">
            <text:p>0.0001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1" calcext:value-type="float">
            <text:p>0.000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1" calcext:value-type="float">
            <text:p>0.000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1" calcext:value-type="float">
            <text:p>0.000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1" calcext:value-type="float">
            <text:p>0.0001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1" calcext:value-type="float">
            <text:p>0.0001</text:p>
          </table:table-cell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1" calcext:value-type="float">
            <text:p>0.0001</text:p>
          </table:table-cell>
          <table:table-cell office:value-type="float" office:value="15" calcext:value-type="float">
            <text:p>1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1" calcext:value-type="float">
            <text:p>0.000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1" calcext:value-type="float">
            <text:p>0.0001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1" calcext:value-type="float">
            <text:p>0.0001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1" calcext:value-type="float">
            <text:p>0.0001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1" calcext:value-type="float">
            <text:p>0.0001</text:p>
          </table:table-cell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1" calcext:value-type="float">
            <text:p>0.0001</text:p>
          </table:table-cell>
          <table:table-cell office:value-type="float" office:value="20" calcext:value-type="float">
            <text:p>20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1" calcext:value-type="float">
            <text:p>0.000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1" calcext:value-type="float">
            <text:p>0.0001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1" calcext:value-type="float">
            <text:p>0.0001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1" calcext:value-type="float">
            <text:p>0.0001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1" calcext:value-type="float">
            <text:p>0.0001</text:p>
          </table:table-cell>
          <table:table-cell office:value-type="float" office:value="25" calcext:value-type="float">
            <text:p>2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1" calcext:value-type="float">
            <text:p>0.0001</text:p>
          </table:table-cell>
          <table:table-cell office:value-type="float" office:value="25" calcext:value-type="float">
            <text:p>2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1" calcext:value-type="float">
            <text:p>0.0001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1" calcext:value-type="float">
            <text:p>0.0001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1" calcext:value-type="float">
            <text:p>0.000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1" calcext:value-type="float">
            <text:p>0.0001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1" calcext:value-type="float">
            <text:p>0.0001</text:p>
          </table:table-cell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1" calcext:value-type="float">
            <text:p>0.0001</text:p>
          </table:table-cell>
          <table:table-cell office:value-type="float" office:value="30" calcext:value-type="float">
            <text:p>30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15" calcext:value-type="float">
            <text:p>1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20" calcext:value-type="float">
            <text:p>20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25" calcext:value-type="float">
            <text:p>2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25" calcext:value-type="float">
            <text:p>2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30" calcext:value-type="float">
            <text:p>30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5" calcext:value-type="float">
            <text:p>1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0" calcext:value-type="float">
            <text:p>20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5" calcext:value-type="float">
            <text:p>2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5" calcext:value-type="float">
            <text:p>2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30" calcext:value-type="float">
            <text:p>30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5" calcext:value-type="float">
            <text:p>1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0" calcext:value-type="float">
            <text:p>20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5" calcext:value-type="float">
            <text:p>2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5" calcext:value-type="float">
            <text:p>2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max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30" calcext:value-type="float">
            <text:p>30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1" calcext:value-type="float">
            <text:p>0.0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1" calcext:value-type="float">
            <text:p>0.0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1" calcext:value-type="float">
            <text:p>0.0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1" calcext:value-type="float">
            <text:p>0.01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1" calcext:value-type="float">
            <text:p>0.01</text:p>
          </table:table-cell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1" calcext:value-type="float">
            <text:p>0.01</text:p>
          </table:table-cell>
          <table:table-cell office:value-type="float" office:value="15" calcext:value-type="float">
            <text:p>1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1" calcext:value-type="float">
            <text:p>0.0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1" calcext:value-type="float">
            <text:p>0.01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1" calcext:value-type="float">
            <text:p>0.01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1" calcext:value-type="float">
            <text:p>0.01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1" calcext:value-type="float">
            <text:p>0.01</text:p>
          </table:table-cell>
          <table:table-cell office:value-type="float" office:value="25" calcext:value-type="float">
            <text:p>2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1" calcext:value-type="float">
            <text:p>0.01</text:p>
          </table:table-cell>
          <table:table-cell office:value-type="float" office:value="25" calcext:value-type="float">
            <text:p>2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1" calcext:value-type="float">
            <text:p>0.01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1" calcext:value-type="float">
            <text:p>0.01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1" calcext:value-type="float">
            <text:p>0.0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1" calcext:value-type="float">
            <text:p>0.01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1" calcext:value-type="float">
            <text:p>0.01</text:p>
          </table:table-cell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1" calcext:value-type="float">
            <text:p>0.01</text:p>
          </table:table-cell>
          <table:table-cell office:value-type="float" office:value="30" calcext:value-type="float">
            <text:p>30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1" calcext:value-type="float">
            <text:p>0.00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1" calcext:value-type="float">
            <text:p>0.00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1" calcext:value-type="float">
            <text:p>0.00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1" calcext:value-type="float">
            <text:p>0.001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1" calcext:value-type="float">
            <text:p>0.001</text:p>
          </table:table-cell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1" calcext:value-type="float">
            <text:p>0.001</text:p>
          </table:table-cell>
          <table:table-cell office:value-type="float" office:value="15" calcext:value-type="float">
            <text:p>1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1" calcext:value-type="float">
            <text:p>0.00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1" calcext:value-type="float">
            <text:p>0.001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1" calcext:value-type="float">
            <text:p>0.001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1" calcext:value-type="float">
            <text:p>0.001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1" calcext:value-type="float">
            <text:p>0.001</text:p>
          </table:table-cell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1" calcext:value-type="float">
            <text:p>0.001</text:p>
          </table:table-cell>
          <table:table-cell office:value-type="float" office:value="20" calcext:value-type="float">
            <text:p>20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1" calcext:value-type="float">
            <text:p>0.001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1" calcext:value-type="float">
            <text:p>0.001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1" calcext:value-type="float">
            <text:p>0.00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1" calcext:value-type="float">
            <text:p>0.001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1" calcext:value-type="float">
            <text:p>0.001</text:p>
          </table:table-cell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1" calcext:value-type="float">
            <text:p>0.001</text:p>
          </table:table-cell>
          <table:table-cell office:value-type="float" office:value="30" calcext:value-type="float">
            <text:p>30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1" calcext:value-type="float">
            <text:p>0.000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1" calcext:value-type="float">
            <text:p>0.000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1" calcext:value-type="float">
            <text:p>0.0001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1" calcext:value-type="float">
            <text:p>0.0001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1" calcext:value-type="float">
            <text:p>0.0001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1" calcext:value-type="float">
            <text:p>0.0001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1" calcext:value-type="float">
            <text:p>0.000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1" calcext:value-type="float">
            <text:p>0.000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1" calcext:value-type="float">
            <text:p>0.000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1" calcext:value-type="float">
            <text:p>0.0001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1" calcext:value-type="float">
            <text:p>0.0001</text:p>
          </table:table-cell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1" calcext:value-type="float">
            <text:p>0.0001</text:p>
          </table:table-cell>
          <table:table-cell office:value-type="float" office:value="15" calcext:value-type="float">
            <text:p>1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1" calcext:value-type="float">
            <text:p>0.000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1" calcext:value-type="float">
            <text:p>0.0001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1" calcext:value-type="float">
            <text:p>0.0001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1" calcext:value-type="float">
            <text:p>0.0001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1" calcext:value-type="float">
            <text:p>0.0001</text:p>
          </table:table-cell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1" calcext:value-type="float">
            <text:p>0.0001</text:p>
          </table:table-cell>
          <table:table-cell office:value-type="float" office:value="20" calcext:value-type="float">
            <text:p>20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1" calcext:value-type="float">
            <text:p>0.000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1" calcext:value-type="float">
            <text:p>0.0001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1" calcext:value-type="float">
            <text:p>0.0001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1" calcext:value-type="float">
            <text:p>0.0001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1" calcext:value-type="float">
            <text:p>0.0001</text:p>
          </table:table-cell>
          <table:table-cell office:value-type="float" office:value="25" calcext:value-type="float">
            <text:p>2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1" calcext:value-type="float">
            <text:p>0.0001</text:p>
          </table:table-cell>
          <table:table-cell office:value-type="float" office:value="25" calcext:value-type="float">
            <text:p>2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1" calcext:value-type="float">
            <text:p>0.0001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1" calcext:value-type="float">
            <text:p>0.0001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1" calcext:value-type="float">
            <text:p>0.000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1" calcext:value-type="float">
            <text:p>0.0001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1" calcext:value-type="float">
            <text:p>0.0001</text:p>
          </table:table-cell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1" calcext:value-type="float">
            <text:p>0.0001</text:p>
          </table:table-cell>
          <table:table-cell office:value-type="float" office:value="30" calcext:value-type="float">
            <text:p>30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15" calcext:value-type="float">
            <text:p>1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20" calcext:value-type="float">
            <text:p>20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25" calcext:value-type="float">
            <text:p>2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25" calcext:value-type="float">
            <text:p>2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30" calcext:value-type="float">
            <text:p>30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5" calcext:value-type="float">
            <text:p>1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0" calcext:value-type="float">
            <text:p>20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5" calcext:value-type="float">
            <text:p>2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5" calcext:value-type="float">
            <text:p>2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30" calcext:value-type="float">
            <text:p>30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5" calcext:value-type="float">
            <text:p>1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0" calcext:value-type="float">
            <text:p>20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5" calcext:value-type="float">
            <text:p>2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5" calcext:value-type="float">
            <text:p>2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agrad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30" calcext:value-type="float">
            <text:p>30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1" calcext:value-type="float">
            <text:p>0.0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1" calcext:value-type="float">
            <text:p>0.0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1" calcext:value-type="float">
            <text:p>0.0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1" calcext:value-type="float">
            <text:p>0.01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1" calcext:value-type="float">
            <text:p>0.01</text:p>
          </table:table-cell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1" calcext:value-type="float">
            <text:p>0.01</text:p>
          </table:table-cell>
          <table:table-cell office:value-type="float" office:value="15" calcext:value-type="float">
            <text:p>1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1" calcext:value-type="float">
            <text:p>0.0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1" calcext:value-type="float">
            <text:p>0.01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1" calcext:value-type="float">
            <text:p>0.01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1" calcext:value-type="float">
            <text:p>0.01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1" calcext:value-type="float">
            <text:p>0.01</text:p>
          </table:table-cell>
          <table:table-cell office:value-type="float" office:value="25" calcext:value-type="float">
            <text:p>2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1" calcext:value-type="float">
            <text:p>0.01</text:p>
          </table:table-cell>
          <table:table-cell office:value-type="float" office:value="25" calcext:value-type="float">
            <text:p>2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1" calcext:value-type="float">
            <text:p>0.01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1" calcext:value-type="float">
            <text:p>0.01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1" calcext:value-type="float">
            <text:p>0.0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1" calcext:value-type="float">
            <text:p>0.01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1" calcext:value-type="float">
            <text:p>0.01</text:p>
          </table:table-cell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1" calcext:value-type="float">
            <text:p>0.01</text:p>
          </table:table-cell>
          <table:table-cell office:value-type="float" office:value="30" calcext:value-type="float">
            <text:p>30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1" calcext:value-type="float">
            <text:p>0.00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1" calcext:value-type="float">
            <text:p>0.00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1" calcext:value-type="float">
            <text:p>0.00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1" calcext:value-type="float">
            <text:p>0.001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1" calcext:value-type="float">
            <text:p>0.001</text:p>
          </table:table-cell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1" calcext:value-type="float">
            <text:p>0.001</text:p>
          </table:table-cell>
          <table:table-cell office:value-type="float" office:value="15" calcext:value-type="float">
            <text:p>1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1" calcext:value-type="float">
            <text:p>0.00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1" calcext:value-type="float">
            <text:p>0.001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1" calcext:value-type="float">
            <text:p>0.001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1" calcext:value-type="float">
            <text:p>0.001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1" calcext:value-type="float">
            <text:p>0.001</text:p>
          </table:table-cell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1" calcext:value-type="float">
            <text:p>0.001</text:p>
          </table:table-cell>
          <table:table-cell office:value-type="float" office:value="20" calcext:value-type="float">
            <text:p>20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1" calcext:value-type="float">
            <text:p>0.001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1" calcext:value-type="float">
            <text:p>0.001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1" calcext:value-type="float">
            <text:p>0.00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1" calcext:value-type="float">
            <text:p>0.001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1" calcext:value-type="float">
            <text:p>0.001</text:p>
          </table:table-cell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1" calcext:value-type="float">
            <text:p>0.001</text:p>
          </table:table-cell>
          <table:table-cell office:value-type="float" office:value="30" calcext:value-type="float">
            <text:p>30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1" calcext:value-type="float">
            <text:p>0.000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1" calcext:value-type="float">
            <text:p>0.000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1" calcext:value-type="float">
            <text:p>0.0001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1" calcext:value-type="float">
            <text:p>0.0001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1" calcext:value-type="float">
            <text:p>0.0001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1" calcext:value-type="float">
            <text:p>0.0001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1" calcext:value-type="float">
            <text:p>0.000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1" calcext:value-type="float">
            <text:p>0.000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1" calcext:value-type="float">
            <text:p>0.000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1" calcext:value-type="float">
            <text:p>0.0001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1" calcext:value-type="float">
            <text:p>0.0001</text:p>
          </table:table-cell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1" calcext:value-type="float">
            <text:p>0.0001</text:p>
          </table:table-cell>
          <table:table-cell office:value-type="float" office:value="15" calcext:value-type="float">
            <text:p>1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1" calcext:value-type="float">
            <text:p>0.000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1" calcext:value-type="float">
            <text:p>0.0001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1" calcext:value-type="float">
            <text:p>0.0001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1" calcext:value-type="float">
            <text:p>0.0001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1" calcext:value-type="float">
            <text:p>0.0001</text:p>
          </table:table-cell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1" calcext:value-type="float">
            <text:p>0.0001</text:p>
          </table:table-cell>
          <table:table-cell office:value-type="float" office:value="20" calcext:value-type="float">
            <text:p>20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1" calcext:value-type="float">
            <text:p>0.000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1" calcext:value-type="float">
            <text:p>0.0001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1" calcext:value-type="float">
            <text:p>0.0001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1" calcext:value-type="float">
            <text:p>0.0001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1" calcext:value-type="float">
            <text:p>0.0001</text:p>
          </table:table-cell>
          <table:table-cell office:value-type="float" office:value="25" calcext:value-type="float">
            <text:p>2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1" calcext:value-type="float">
            <text:p>0.0001</text:p>
          </table:table-cell>
          <table:table-cell office:value-type="float" office:value="25" calcext:value-type="float">
            <text:p>2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1" calcext:value-type="float">
            <text:p>0.0001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1" calcext:value-type="float">
            <text:p>0.0001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1" calcext:value-type="float">
            <text:p>0.000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1" calcext:value-type="float">
            <text:p>0.0001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1" calcext:value-type="float">
            <text:p>0.0001</text:p>
          </table:table-cell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1" calcext:value-type="float">
            <text:p>0.0001</text:p>
          </table:table-cell>
          <table:table-cell office:value-type="float" office:value="30" calcext:value-type="float">
            <text:p>30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15" calcext:value-type="float">
            <text:p>1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20" calcext:value-type="float">
            <text:p>20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25" calcext:value-type="float">
            <text:p>2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25" calcext:value-type="float">
            <text:p>2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30" calcext:value-type="float">
            <text:p>30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5" calcext:value-type="float">
            <text:p>1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0" calcext:value-type="float">
            <text:p>20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5" calcext:value-type="float">
            <text:p>2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5" calcext:value-type="float">
            <text:p>2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30" calcext:value-type="float">
            <text:p>30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5" calcext:value-type="float">
            <text:p>1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0" calcext:value-type="float">
            <text:p>20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5" calcext:value-type="float">
            <text:p>2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5" calcext:value-type="float">
            <text:p>2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Sprop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30" calcext:value-type="float">
            <text:p>30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1" calcext:value-type="float">
            <text:p>0.0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1" calcext:value-type="float">
            <text:p>0.0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1" calcext:value-type="float">
            <text:p>0.0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1" calcext:value-type="float">
            <text:p>0.01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1" calcext:value-type="float">
            <text:p>0.01</text:p>
          </table:table-cell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1" calcext:value-type="float">
            <text:p>0.01</text:p>
          </table:table-cell>
          <table:table-cell office:value-type="float" office:value="15" calcext:value-type="float">
            <text:p>1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1" calcext:value-type="float">
            <text:p>0.0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1" calcext:value-type="float">
            <text:p>0.01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1" calcext:value-type="float">
            <text:p>0.01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1" calcext:value-type="float">
            <text:p>0.01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1" calcext:value-type="float">
            <text:p>0.01</text:p>
          </table:table-cell>
          <table:table-cell office:value-type="float" office:value="25" calcext:value-type="float">
            <text:p>2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1" calcext:value-type="float">
            <text:p>0.01</text:p>
          </table:table-cell>
          <table:table-cell office:value-type="float" office:value="25" calcext:value-type="float">
            <text:p>2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1" calcext:value-type="float">
            <text:p>0.01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1" calcext:value-type="float">
            <text:p>0.01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1" calcext:value-type="float">
            <text:p>0.0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1" calcext:value-type="float">
            <text:p>0.01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1" calcext:value-type="float">
            <text:p>0.01</text:p>
          </table:table-cell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1" calcext:value-type="float">
            <text:p>0.01</text:p>
          </table:table-cell>
          <table:table-cell office:value-type="float" office:value="30" calcext:value-type="float">
            <text:p>30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1" calcext:value-type="float">
            <text:p>0.00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1" calcext:value-type="float">
            <text:p>0.00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1" calcext:value-type="float">
            <text:p>0.00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1" calcext:value-type="float">
            <text:p>0.001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1" calcext:value-type="float">
            <text:p>0.001</text:p>
          </table:table-cell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1" calcext:value-type="float">
            <text:p>0.001</text:p>
          </table:table-cell>
          <table:table-cell office:value-type="float" office:value="15" calcext:value-type="float">
            <text:p>1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1" calcext:value-type="float">
            <text:p>0.00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1" calcext:value-type="float">
            <text:p>0.001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1" calcext:value-type="float">
            <text:p>0.001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1" calcext:value-type="float">
            <text:p>0.001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1" calcext:value-type="float">
            <text:p>0.001</text:p>
          </table:table-cell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1" calcext:value-type="float">
            <text:p>0.001</text:p>
          </table:table-cell>
          <table:table-cell office:value-type="float" office:value="20" calcext:value-type="float">
            <text:p>20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1" calcext:value-type="float">
            <text:p>0.001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1" calcext:value-type="float">
            <text:p>0.001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1" calcext:value-type="float">
            <text:p>0.00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1" calcext:value-type="float">
            <text:p>0.001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1" calcext:value-type="float">
            <text:p>0.001</text:p>
          </table:table-cell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1" calcext:value-type="float">
            <text:p>0.001</text:p>
          </table:table-cell>
          <table:table-cell office:value-type="float" office:value="30" calcext:value-type="float">
            <text:p>30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1" calcext:value-type="float">
            <text:p>0.000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1" calcext:value-type="float">
            <text:p>0.000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1" calcext:value-type="float">
            <text:p>0.0001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1" calcext:value-type="float">
            <text:p>0.0001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1" calcext:value-type="float">
            <text:p>0.0001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1" calcext:value-type="float">
            <text:p>0.0001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1" calcext:value-type="float">
            <text:p>0.000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1" calcext:value-type="float">
            <text:p>0.000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1" calcext:value-type="float">
            <text:p>0.000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1" calcext:value-type="float">
            <text:p>0.0001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1" calcext:value-type="float">
            <text:p>0.0001</text:p>
          </table:table-cell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1" calcext:value-type="float">
            <text:p>0.0001</text:p>
          </table:table-cell>
          <table:table-cell office:value-type="float" office:value="15" calcext:value-type="float">
            <text:p>1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1" calcext:value-type="float">
            <text:p>0.000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1" calcext:value-type="float">
            <text:p>0.0001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1" calcext:value-type="float">
            <text:p>0.0001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1" calcext:value-type="float">
            <text:p>0.0001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1" calcext:value-type="float">
            <text:p>0.0001</text:p>
          </table:table-cell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1" calcext:value-type="float">
            <text:p>0.0001</text:p>
          </table:table-cell>
          <table:table-cell office:value-type="float" office:value="20" calcext:value-type="float">
            <text:p>20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1" calcext:value-type="float">
            <text:p>0.000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1" calcext:value-type="float">
            <text:p>0.0001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1" calcext:value-type="float">
            <text:p>0.0001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1" calcext:value-type="float">
            <text:p>0.0001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1" calcext:value-type="float">
            <text:p>0.0001</text:p>
          </table:table-cell>
          <table:table-cell office:value-type="float" office:value="25" calcext:value-type="float">
            <text:p>2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1" calcext:value-type="float">
            <text:p>0.0001</text:p>
          </table:table-cell>
          <table:table-cell office:value-type="float" office:value="25" calcext:value-type="float">
            <text:p>2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1" calcext:value-type="float">
            <text:p>0.0001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1" calcext:value-type="float">
            <text:p>0.0001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1" calcext:value-type="float">
            <text:p>0.000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1" calcext:value-type="float">
            <text:p>0.0001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1" calcext:value-type="float">
            <text:p>0.0001</text:p>
          </table:table-cell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1" calcext:value-type="float">
            <text:p>0.0001</text:p>
          </table:table-cell>
          <table:table-cell office:value-type="float" office:value="30" calcext:value-type="float">
            <text:p>30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15" calcext:value-type="float">
            <text:p>1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20" calcext:value-type="float">
            <text:p>20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25" calcext:value-type="float">
            <text:p>2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25" calcext:value-type="float">
            <text:p>2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30" calcext:value-type="float">
            <text:p>30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5" calcext:value-type="float">
            <text:p>1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0" calcext:value-type="float">
            <text:p>20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5" calcext:value-type="float">
            <text:p>2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5" calcext:value-type="float">
            <text:p>2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30" calcext:value-type="float">
            <text:p>30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5" calcext:value-type="float">
            <text:p>1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0" calcext:value-type="float">
            <text:p>20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5" calcext:value-type="float">
            <text:p>2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5" calcext:value-type="float">
            <text:p>2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GD (Stochastic Gradient Descent)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30" calcext:value-type="float">
            <text:p>30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1" calcext:value-type="float">
            <text:p>0.0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1" calcext:value-type="float">
            <text:p>0.0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1" calcext:value-type="float">
            <text:p>0.0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1" calcext:value-type="float">
            <text:p>0.01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1" calcext:value-type="float">
            <text:p>0.01</text:p>
          </table:table-cell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1" calcext:value-type="float">
            <text:p>0.01</text:p>
          </table:table-cell>
          <table:table-cell office:value-type="float" office:value="15" calcext:value-type="float">
            <text:p>1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1" calcext:value-type="float">
            <text:p>0.0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1" calcext:value-type="float">
            <text:p>0.01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1" calcext:value-type="float">
            <text:p>0.01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1" calcext:value-type="float">
            <text:p>0.01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1" calcext:value-type="float">
            <text:p>0.01</text:p>
          </table:table-cell>
          <table:table-cell office:value-type="float" office:value="25" calcext:value-type="float">
            <text:p>2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1" calcext:value-type="float">
            <text:p>0.01</text:p>
          </table:table-cell>
          <table:table-cell office:value-type="float" office:value="25" calcext:value-type="float">
            <text:p>2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1" calcext:value-type="float">
            <text:p>0.01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1" calcext:value-type="float">
            <text:p>0.01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1" calcext:value-type="float">
            <text:p>0.0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1" calcext:value-type="float">
            <text:p>0.01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1" calcext:value-type="float">
            <text:p>0.01</text:p>
          </table:table-cell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1" calcext:value-type="float">
            <text:p>0.01</text:p>
          </table:table-cell>
          <table:table-cell office:value-type="float" office:value="30" calcext:value-type="float">
            <text:p>30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1" calcext:value-type="float">
            <text:p>0.00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1" calcext:value-type="float">
            <text:p>0.00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1" calcext:value-type="float">
            <text:p>0.00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1" calcext:value-type="float">
            <text:p>0.001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1" calcext:value-type="float">
            <text:p>0.001</text:p>
          </table:table-cell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1" calcext:value-type="float">
            <text:p>0.001</text:p>
          </table:table-cell>
          <table:table-cell office:value-type="float" office:value="15" calcext:value-type="float">
            <text:p>1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1" calcext:value-type="float">
            <text:p>0.00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1" calcext:value-type="float">
            <text:p>0.001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1" calcext:value-type="float">
            <text:p>0.001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1" calcext:value-type="float">
            <text:p>0.001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1" calcext:value-type="float">
            <text:p>0.001</text:p>
          </table:table-cell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1" calcext:value-type="float">
            <text:p>0.001</text:p>
          </table:table-cell>
          <table:table-cell office:value-type="float" office:value="20" calcext:value-type="float">
            <text:p>20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1" calcext:value-type="float">
            <text:p>0.001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1" calcext:value-type="float">
            <text:p>0.001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1" calcext:value-type="float">
            <text:p>0.00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1" calcext:value-type="float">
            <text:p>0.001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1" calcext:value-type="float">
            <text:p>0.001</text:p>
          </table:table-cell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1" calcext:value-type="float">
            <text:p>0.001</text:p>
          </table:table-cell>
          <table:table-cell office:value-type="float" office:value="30" calcext:value-type="float">
            <text:p>30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1" calcext:value-type="float">
            <text:p>0.000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1" calcext:value-type="float">
            <text:p>0.000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1" calcext:value-type="float">
            <text:p>0.0001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1" calcext:value-type="float">
            <text:p>0.0001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1" calcext:value-type="float">
            <text:p>0.0001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1" calcext:value-type="float">
            <text:p>0.0001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1" calcext:value-type="float">
            <text:p>0.000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1" calcext:value-type="float">
            <text:p>0.000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1" calcext:value-type="float">
            <text:p>0.000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1" calcext:value-type="float">
            <text:p>0.0001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1" calcext:value-type="float">
            <text:p>0.0001</text:p>
          </table:table-cell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1" calcext:value-type="float">
            <text:p>0.0001</text:p>
          </table:table-cell>
          <table:table-cell office:value-type="float" office:value="15" calcext:value-type="float">
            <text:p>1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1" calcext:value-type="float">
            <text:p>0.000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1" calcext:value-type="float">
            <text:p>0.0001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1" calcext:value-type="float">
            <text:p>0.0001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1" calcext:value-type="float">
            <text:p>0.0001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1" calcext:value-type="float">
            <text:p>0.0001</text:p>
          </table:table-cell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1" calcext:value-type="float">
            <text:p>0.0001</text:p>
          </table:table-cell>
          <table:table-cell office:value-type="float" office:value="20" calcext:value-type="float">
            <text:p>20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1" calcext:value-type="float">
            <text:p>0.000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1" calcext:value-type="float">
            <text:p>0.0001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1" calcext:value-type="float">
            <text:p>0.0001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1" calcext:value-type="float">
            <text:p>0.0001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1" calcext:value-type="float">
            <text:p>0.0001</text:p>
          </table:table-cell>
          <table:table-cell office:value-type="float" office:value="25" calcext:value-type="float">
            <text:p>2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1" calcext:value-type="float">
            <text:p>0.0001</text:p>
          </table:table-cell>
          <table:table-cell office:value-type="float" office:value="25" calcext:value-type="float">
            <text:p>2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1" calcext:value-type="float">
            <text:p>0.0001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1" calcext:value-type="float">
            <text:p>0.0001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1" calcext:value-type="float">
            <text:p>0.000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1" calcext:value-type="float">
            <text:p>0.0001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1" calcext:value-type="float">
            <text:p>0.0001</text:p>
          </table:table-cell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1" calcext:value-type="float">
            <text:p>0.0001</text:p>
          </table:table-cell>
          <table:table-cell office:value-type="float" office:value="30" calcext:value-type="float">
            <text:p>30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15" calcext:value-type="float">
            <text:p>1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20" calcext:value-type="float">
            <text:p>20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25" calcext:value-type="float">
            <text:p>2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25" calcext:value-type="float">
            <text:p>2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30" calcext:value-type="float">
            <text:p>30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5" calcext:value-type="float">
            <text:p>1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0" calcext:value-type="float">
            <text:p>20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5" calcext:value-type="float">
            <text:p>2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5" calcext:value-type="float">
            <text:p>2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30" calcext:value-type="float">
            <text:p>30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5" calcext:value-type="float">
            <text:p>1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0" calcext:value-type="float">
            <text:p>20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5" calcext:value-type="float">
            <text:p>2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5" calcext:value-type="float">
            <text:p>2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TRL (Follow-The-Regularized-Leader)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30" calcext:value-type="float">
            <text:p>30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18T22:06:21.145631871</dc:date>
    <meta:editing-duration>PT36M50S</meta:editing-duration>
    <meta:editing-cycles>4</meta:editing-cycles>
    <meta:generator>LibreOffice/7.3.7.2$Linux_X86_64 LibreOffice_project/30$Build-2</meta:generator>
    <meta:document-statistic meta:table-count="1" meta:cell-count="5241" meta:object-count="0"/>
  </office:meta>
</office:document-meta>
</file>